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4a0b" officeooo:paragraph-rsid="00164a0b"/>
    </style:style>
    <style:style style:name="P2" style:family="paragraph" style:parent-style-name="Standard">
      <style:text-properties officeooo:paragraph-rsid="00164a0b"/>
    </style:style>
    <style:style style:name="P3" style:family="paragraph" style:parent-style-name="Standard">
      <style:text-properties officeooo:rsid="00176748" officeooo:paragraph-rsid="00176748"/>
    </style:style>
    <style:style style:name="P4" style:family="paragraph" style:parent-style-name="Standard">
      <style:text-properties officeooo:rsid="00196d88" officeooo:paragraph-rsid="00196d88"/>
    </style:style>
    <style:style style:name="P5" style:family="paragraph" style:parent-style-name="Standard">
      <style:text-properties officeooo:paragraph-rsid="00196d88"/>
    </style:style>
    <style:style style:name="P6" style:family="paragraph" style:parent-style-name="Standard">
      <style:text-properties officeooo:rsid="0019b2e0" officeooo:paragraph-rsid="0019b2e0"/>
    </style:style>
    <style:style style:name="P7" style:family="paragraph" style:parent-style-name="Standard">
      <style:text-properties officeooo:rsid="001ca0fa" officeooo:paragraph-rsid="001ca0fa"/>
    </style:style>
    <style:style style:name="P8" style:family="paragraph" style:parent-style-name="Standard">
      <style:text-properties officeooo:paragraph-rsid="001f5d4b"/>
    </style:style>
    <style:style style:name="P9" style:family="paragraph" style:parent-style-name="Standard">
      <style:text-properties officeooo:rsid="002103ad" officeooo:paragraph-rsid="002103ad"/>
    </style:style>
    <style:style style:name="P10" style:family="paragraph" style:parent-style-name="Standard">
      <style:text-properties fo:font-style="normal" officeooo:rsid="00164a0b" officeooo:paragraph-rsid="00164a0b" style:font-style-asian="normal" style:font-style-complex="normal"/>
    </style:style>
    <style:style style:name="P11" style:family="paragraph" style:parent-style-name="Standard">
      <style:text-properties fo:font-style="normal" officeooo:rsid="00176748" officeooo:paragraph-rsid="00176748" style:font-style-asian="normal" style:font-style-complex="normal"/>
    </style:style>
    <style:style style:name="P12" style:family="paragraph" style:parent-style-name="Standard">
      <style:text-properties fo:font-style="normal" officeooo:rsid="00184773" officeooo:paragraph-rsid="00184773" style:font-style-asian="normal" style:font-style-complex="normal"/>
    </style:style>
    <style:style style:name="P13" style:family="paragraph" style:parent-style-name="Standard">
      <style:text-properties fo:font-style="normal" officeooo:rsid="00196d88" officeooo:paragraph-rsid="00196d88" style:font-style-asian="normal" style:font-style-complex="normal"/>
    </style:style>
    <style:style style:name="P14" style:family="paragraph" style:parent-style-name="Standard">
      <style:text-properties fo:font-style="normal" officeooo:rsid="00197d74" officeooo:paragraph-rsid="00197d74" style:font-style-asian="normal" style:font-style-complex="normal"/>
    </style:style>
    <style:style style:name="P15" style:family="paragraph" style:parent-style-name="Standard">
      <style:text-properties fo:font-style="normal" officeooo:rsid="0019b2e0" officeooo:paragraph-rsid="0019b2e0" style:font-style-asian="normal" style:font-style-complex="normal"/>
    </style:style>
    <style:style style:name="P16" style:family="paragraph" style:parent-style-name="Standard">
      <style:text-properties fo:font-style="normal" officeooo:rsid="001b6e0d" officeooo:paragraph-rsid="001b6e0d" style:font-style-asian="normal" style:font-style-complex="normal"/>
    </style:style>
    <style:style style:name="P17" style:family="paragraph" style:parent-style-name="Standard">
      <style:text-properties fo:font-style="normal" officeooo:rsid="001f5d4b" officeooo:paragraph-rsid="001f5d4b" style:font-style-asian="normal" style:font-style-complex="normal"/>
    </style:style>
    <style:style style:name="P18" style:family="paragraph" style:parent-style-name="Standard">
      <style:text-properties fo:font-style="normal" officeooo:rsid="00258d99" officeooo:paragraph-rsid="00258d99" style:font-style-asian="normal" style:font-style-complex="normal"/>
    </style:style>
    <style:style style:name="P19" style:family="paragraph" style:parent-style-name="Standard">
      <style:text-properties fo:font-style="normal" officeooo:rsid="002e4e20" officeooo:paragraph-rsid="002e4e20" style:font-style-asian="normal" style:font-style-complex="normal"/>
    </style:style>
    <style:style style:name="P20" style:family="paragraph" style:parent-style-name="Standard">
      <style:text-properties officeooo:rsid="002791d2" officeooo:paragraph-rsid="002791d2"/>
    </style:style>
    <style:style style:name="P21" style:family="paragraph" style:parent-style-name="Standard">
      <style:text-properties officeooo:paragraph-rsid="002e3352"/>
    </style:style>
    <style:style style:name="P22" style:family="paragraph" style:parent-style-name="Standard">
      <style:text-properties officeooo:paragraph-rsid="002e4e20"/>
    </style:style>
    <style:style style:name="P23" style:family="paragraph" style:parent-style-name="Standard">
      <style:text-properties officeooo:paragraph-rsid="002e4e20"/>
    </style:style>
    <style:style style:name="P24" style:family="paragraph" style:parent-style-name="Heading_20_2">
      <style:text-properties officeooo:rsid="002b8854" officeooo:paragraph-rsid="002b8854"/>
    </style:style>
    <style:style style:name="P25" style:family="paragraph" style:parent-style-name="Heading_20_2">
      <style:text-properties officeooo:rsid="002d52e6" officeooo:paragraph-rsid="002d52e6"/>
    </style:style>
    <style:style style:name="T1" style:family="text">
      <style:text-properties fo:font-style="italic" style:font-style-asian="italic" style:font-style-complex="italic"/>
    </style:style>
    <style:style style:name="T2" style:family="text">
      <style:text-properties fo:font-style="italic" officeooo:rsid="002e4e20"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6748" style:font-style-asian="normal" style:font-style-complex="normal"/>
    </style:style>
    <style:style style:name="T5" style:family="text">
      <style:text-properties fo:font-style="normal" officeooo:rsid="00164a0b" style:font-style-asian="normal" style:font-style-complex="normal"/>
    </style:style>
    <style:style style:name="T6" style:family="text">
      <style:text-properties fo:font-style="normal" officeooo:rsid="00197629" style:font-style-asian="normal" style:font-style-complex="normal"/>
    </style:style>
    <style:style style:name="T7" style:family="text">
      <style:text-properties fo:font-style="normal" officeooo:rsid="00196d88" style:font-style-asian="normal" style:font-style-complex="normal"/>
    </style:style>
    <style:style style:name="T8" style:family="text">
      <style:text-properties fo:font-style="normal" officeooo:rsid="00197d74" style:font-style-asian="normal" style:font-style-complex="normal"/>
    </style:style>
    <style:style style:name="T9" style:family="text">
      <style:text-properties fo:font-style="normal" officeooo:rsid="001b6e0d" style:font-style-asian="normal" style:font-style-complex="normal"/>
    </style:style>
    <style:style style:name="T10" style:family="text">
      <style:text-properties fo:font-style="normal" officeooo:rsid="001f5d4b" style:font-style-asian="normal" style:font-style-complex="normal"/>
    </style:style>
    <style:style style:name="T11" style:family="text">
      <style:text-properties fo:font-style="normal" officeooo:rsid="002103ad" style:font-style-asian="normal" style:font-style-complex="normal"/>
    </style:style>
    <style:style style:name="T12" style:family="text">
      <style:text-properties fo:font-style="normal" officeooo:rsid="002234f9" style:font-style-asian="normal" style:font-style-complex="normal"/>
    </style:style>
    <style:style style:name="T13" style:family="text">
      <style:text-properties fo:font-style="normal" officeooo:rsid="00258d99" style:font-style-asian="normal" style:font-style-complex="normal"/>
    </style:style>
    <style:style style:name="T14" style:family="text">
      <style:text-properties fo:font-style="normal" officeooo:rsid="0028071d" style:font-style-asian="normal" style:font-style-complex="normal"/>
    </style:style>
    <style:style style:name="T15" style:family="text">
      <style:text-properties fo:font-style="normal" officeooo:rsid="002d52e6" style:font-style-asian="normal" style:font-style-complex="normal"/>
    </style:style>
    <style:style style:name="T16" style:family="text">
      <style:text-properties fo:font-style="normal" officeooo:rsid="002e3352" style:font-style-asian="normal" style:font-style-complex="normal"/>
    </style:style>
    <style:style style:name="T17" style:family="text">
      <style:text-properties fo:font-style="normal" officeooo:rsid="002e4e20" style:font-style-asian="normal" style:font-style-complex="normal"/>
    </style:style>
    <style:style style:name="T18" style:family="text">
      <style:text-properties fo:font-style="normal" officeooo:rsid="002ead4e" style:font-style-asian="normal" style:font-style-complex="normal"/>
    </style:style>
    <style:style style:name="T19" style:family="text">
      <style:text-properties fo:font-style="normal" officeooo:rsid="00300723" style:font-style-asian="normal" style:font-style-complex="normal"/>
    </style:style>
    <style:style style:name="T20" style:family="text">
      <style:text-properties fo:font-style="normal" officeooo:rsid="00304c24" style:font-style-asian="normal" style:font-style-complex="normal"/>
    </style:style>
    <style:style style:name="T21" style:family="text">
      <style:text-properties officeooo:rsid="0023fb9d"/>
    </style:style>
    <style:style style:name="T22" style:family="text">
      <style:text-properties officeooo:rsid="00273ffa"/>
    </style:style>
    <style:style style:name="T23" style:family="text">
      <style:text-properties officeooo:rsid="002b88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chyle, <text:span text:style-name="T1">Agamemnon</text:span>, 1629-1631</text:h>
      <text:p text:style-name="P1">Ton langage est le contraire de celui d’Orphée. Lui, de sa voix, il commandait à tout dans la joie. Mais toi, pour m’avoir énervé de tes cris infantiles, c’est mon commandement que tu vas subir. Sous mon autorité, il est clair que tu vas devenir plus policé !</text:p>
      <text:p text:style-name="P1"/>
      <text:h text:style-name="Heading_20_1" text:outline-level="1">Euripide, <text:span text:style-name="T1">Alceste</text:span>, 357-362</text:h>
      <text:p text:style-name="P1">Si je disposais du langage et du chant d’Orphée au point d’enchanter par des hymnes la fille de Déméter ou son époux et de te sortir de chez Hadès, j’y descendrais, et ni le chien de Pluton, ni Charon qui conduit les âmes à la rame ne m’arrêterait, avant que je n’aie ramené ta vie à la lumière du jour.</text:p>
      <text:p text:style-name="P1"/>
      <text:h text:style-name="Heading_20_1" text:outline-level="1">Euripide, <text:span text:style-name="T1">Hippolyte</text:span>, 952-954</text:h>
      <text:p text:style-name="P1">Va maintenant te glorifier ! Avec ta nourriture non animale, vante ton alimentation de céréales ! Sous l’autorité d’Orphée, livre-toi à des transports mystiques, en prisant une foule d’écrits fumeux !</text:p>
      <text:p text:style-name="P2"/>
      <text:h text:style-name="Heading_20_1" text:outline-level="1">Euripide, <text:span text:style-name="T1">Les Bacchantes</text:span>, 560-564</text:h>
      <text:p text:style-name="P1">Mais peut-être est-ce dans les retraites les plus boisées de l’Olympe, où, dans le temps, Orphée, en jouant de la cithare, rassemblait par des chants les arbres, rassemblait les bêtes sauvages.</text:p>
      <text:p text:style-name="P2"/>
      <text:h text:style-name="Heading_20_1" text:outline-level="1">Euripide, <text:span text:style-name="T1">Iphigénie à Aulis</text:span>, 1211-1214</text:h>
      <text:p text:style-name="P1">Si j’avais, mon père, les mots d’Orphée, le pouvoir de persuader par des incantations les rochers de me suivre, d’enchanter de mes paroles qui je voulais, j’aurais emprunté cette voie.</text:p>
      <text:p text:style-name="P2"/>
      <text:h text:style-name="Heading_20_1" text:outline-level="1">Aristophane, <text:span text:style-name="T1">Les Grenouilles</text:span><text:span text:style-name="T3">, 1032-1033</text:span></text:h>
      <text:p text:style-name="P10">Orphée nous révéla les mystères et la manière de nous abstenir de meurtres ; Musée la guérison des maladies et les oracles.</text:p>
      <text:p text:style-name="P10"/>
      <text:h text:style-name="Heading_20_1" text:outline-level="1"><text:span text:style-name="T3">Isocrate, </text:span><text:span text:style-name="T1">Busiris</text:span><text:span text:style-name="T3">, 8, 39</text:span></text:h>
      <text:p text:style-name="P2"><text:span text:style-name="T5">Orphée a ramené les morts de chez Hadès. […] Pour ces impiétés ils n’ont pas payé le prix qu’ils méritaient. Néanmoins ils ne s’en sont pas sortis sans punition. L’un a erré et a manqué des ressources nécessaires à la vie quotidienne ; un autre a perdu la vue ; un autre a passé tout son temps en exil et à faire la guerre à ses parents les plus proches. Quant à Orphée, le poète qui a le plus touché à ces sujets, il a fini sa vie d</text:span><text:span text:style-name="T4">ispersé </text:span><text:span text:style-name="T5">en morceaux.</text:span></text:p>
      <text:p text:style-name="P10"/>
      <text:h text:style-name="Heading_20_1" text:outline-level="1"><text:soft-page-break/><text:span text:style-name="T5">P</text:span><text:span text:style-name="T3">laton, </text:span><text:span text:style-name="T1">Cratyle</text:span><text:span text:style-name="T3">, 400c</text:span></text:h>
      <text:p text:style-name="P3"><text:span text:style-name="T3">Cependant, me semble-t-il, ce sont Orphée et ses sectateurs qui ont surtout établi ce nom, sous prétexte que l’âme paie les fautes qu’elle a à payer et qu’elle a, pour sa protection, le corps comme enceinte (</text:span><text:span text:style-name="T1">sôma</text:span><text:span text:style-name="T3">/</text:span><text:span text:style-name="T1">sêma</text:span><text:span text:style-name="T3">), image d’une prison ; celle-ci est donc, d’après eux, comme elle est elle-même nommée, le corps de l’âme et il n’y faut rien changer, pas même une seule lettre.</text:span></text:p>
      <text:p text:style-name="P11"/>
      <text:h text:style-name="Heading_20_1" text:outline-level="1"><text:span text:style-name="T3">Platon, </text:span><text:span text:style-name="T1">Banquet</text:span><text:span text:style-name="T3">, 179d</text:span></text:h>
      <text:p text:style-name="P11">Mais Orphée, le fils d’Oeagre, ils le renvoyèrent bredouille de chez Hadès, en lui montrant un fantôme de la femme pour laquelle il était venu, sans la lui donner elle-même, parce qu’il donnait l’impression de chercher à les attendrir en jouant de la cithare et à entrer vivant chez Hadès grâce à son ingéniosité, au lieu de mourir par amour à l’instar d’Alceste. Voilà bien la raison pour laquelle ils l’ont puni et l’ont fait mourir sous les coups de femmes.</text:p>
      <text:p text:style-name="P11"/>
      <text:h text:style-name="Heading_20_1" text:outline-level="1"><text:span text:style-name="T3">Platon, </text:span><text:span text:style-name="T1">Politeia</text:span><text:span text:style-name="T3">, II, 364e-365a</text:span></text:h>
      <text:p text:style-name="P11">Ils produisent une masse de livres de Musée et d’Orphée, qui descendent, à ce qu’on dit, de Sélénè et des Muses, des livres sur lesquels ils règlent leurs sacrifices, cherchant à persuader non seulement des particuliers, mais encore des cités qu’on s’absout et se purifie de crimes de son vivant même, mais aussi après la mort, grâce à des sacrifices et des divertissements d’enfants qu’ils n’hésitent pas à appeler initiations, par lesquelles nous sommes délivrés des maux de l’Au-delà, tandis qu’on y est attendu par de terribles, si l’on ne l’a pas fait.</text:p>
      <text:p text:style-name="P11"/>
      <text:h text:style-name="Heading_20_1" text:outline-level="1"><text:span text:style-name="T3">Platon, </text:span><text:span text:style-name="T1">Politeia</text:span><text:span text:style-name="T3">, X, 620a</text:span></text:h>
      <text:p text:style-name="P12">Il avait vu, disait-il, l’âme qui avait été, un jour, celle d’Orphée choisir un genre de vie de cygne par haine de la gent féminine : parce qu’elle lui avait donné la mort, il ne voulait pas naître d’une femme.</text:p>
      <text:p text:style-name="P12"/>
      <text:h text:style-name="Heading_20_1" text:outline-level="1"><text:span text:style-name="T3">Palaiphatos, </text:span><text:span text:style-name="T1">Histoires incroyables</text:span><text:span text:style-name="T3">, XXXIII. Orphée</text:span></text:h>
      <text:p text:style-name="P12">Ment aussi le mythe d’Orphée, quand il dit que lorsqu’il jouait de la cithare, il était suivi des quadrupèdes, des reptiles, des oiseaux et des arbres. Voici, me semble-t-il, ce qu’il en est.</text:p>
      <text:p text:style-name="P12">Des bacchantes en proie au délire avaient mis en pièces des moutons en Piérie. Elles avaient accompli bien d’autres actes de violence et elles s’étaient dirigées dans la montagne pour y passer leurs journées. Comme elles y étaient restées, les citoyens, craignant pour leurs épouses et leurs filles, envoyèrent chercher Orphée et lui demandèrent d’employer son ingéniosité à trouver le moyen de les faire descendre de la montagne. Celui-ci, après avoir organisé une cérémonie religieuse où il sacrifia à Dionysos, de ramener les bacchantes en jouant de la cithare. Elles descendirent alors de la montagne en tenant, au début, des narthex et des petites branches d’arbres de toutes sortes. Les hommes alors, à ce spectacle, trouvèrent les bâtons étonnants et déclarèrent : « Orphée, en jouant de la cithare, amène de la montagne aussi le bois ! » Et c’est à partir de cette formule que le mythe a été façonné.</text:p>
      <text:p text:style-name="P12"/>
      <text:h text:style-name="Heading_20_1" text:outline-level="1"><text:soft-page-break/><text:span text:style-name="T3">Apollonius de Rhodes, </text:span><text:span text:style-name="T1">Argonautiques</text:span><text:span text:style-name="T3">, I : 23-24, 494-515, 536-541, 569-579, 915-921, 1134-1138 ; II : 159-163, 684-694, 703-714, 928-929 ; IV : 903-911, 1155-1160, 1192-1195, 1409-1421, 1547-1549.</text:span></text:h>
      <text:h text:style-name="Heading_20_2" text:outline-level="2">I</text:h>
      <text:p text:style-name="P13">[…]</text:p>
      <text:p text:style-name="P13">En premier mentionnons Orphée, qu’un jour Calliope en personne, unie, dit-on, au Thrace Oeagre, a enfanté près du sommet du mont Pimpleia. La tradition veut qu’il ait charmé dans les montagnes les pierres insensibles et le cours des fleuves par la voix avec laquelle il chante. Des chênes sauvages, signes encore actuels du caractère extraordinairement mélodieux de celle-ci, s’avancent sur le cap thrace de Zônè en rangs alignés, la frondaison verdoyante. C’est lui qui les a fait descendre de la Piérie par le charme de sa phorminx. Tel était Orphée, que, sur les conseils de Chiron, l’Aisonide accueillit pour qu’il lui apportât son assistance dans ses épreuves. C’était le prince de la Piérie bistonienne.</text:p>
      <text:p text:style-name="P13">[…]</text:p>
      <text:p text:style-name="P4"><text:span text:style-name="T3">Orphée aussi s’était levé. Soulevant du bras gauche sa cithare, il s’essaya à un chant. Il chanta comment la terre, le ciel et la mer, alors qu’antérieurement ils s’ajustaient entre eux pour ne former qu’</text:span><text:span text:style-name="T6">un</text:span><text:span text:style-name="T3">, se séparèrent à la suite d’une funeste querelle, pour se retrouver chacun à part. Et comment les astres et les chemins de la lune et du soleil ont dans l’éther un point de repère immuable ; comment les montagnes s’élevèrent et comment les fleuves sonores naquirent avec les nymphes ainsi que tout ce qui vit à la surface de le terre. Il chanta comment d’abord Ophion et Eurynomè, une Océanide, exercèrent leur domination sur l’Olympe neigeux, et comment sous la force et la violence, ils cédèrent l’honneur de leur charge l’un à Cronos, l’autre à Rhéa, pour tomber dans les flots d’Océan. Ils furent les souverains</text:span></text:p>
      <text:p text:style-name="P13">des dieux bienheureux, les Titans, tout le temps que Zeus, encore adolescent, l’esprit encore enfant, habitait sous l’antre du mont Dicté, tandis que les Cyclopes nés de la terre ne lui avaient pas encore donné la puissance souveraine de la foudre, du tonnerre et de l’éclair. Ce sont en effet les attributs qui firent le pouvoir glorieux de Zeus.</text:p>
      <text:p text:style-name="P5"><text:span text:style-name="T7">Il dit. Et, alors qu’il avait retenu le son de sa phorminx en même temps que celui de sa voix d’ambroisie, les Argonautes, bien qu’il se fût arrêté, tendaient encore avidement la tête tous ensemble, l’oreille tendue, immobilisés par l’envoûtement, tant le chant qu’il avait laissé en eux les c</text:span><text:span text:style-name="T6">harmait</text:span><text:span text:style-name="T7">.</text:span></text:p>
      <text:p text:style-name="P13">[…]</text:p>
      <text:p text:style-name="P4"><text:span text:style-name="T3">Eux, comme des jeunes gens qui, après avoir constitué un chœur de danse en l’honneur de Phoibos, soit à Pythô, soit quelque part à Ortygie, soit près des eaux de l’Isménos, ensemble autour de l’autel, aux sons de la phorminx, frappent à l’</text:span><text:span text:style-name="T6">unisson </text:span><text:span text:style-name="T3">le sol de leurs pieds alertes, c’est de cette façon qu’aux sons de la cithare d’Orphée ils se mirent à battre de leurs rames l’eau de la mer avec vivacité, faisant</text:span></text:p>
      <text:p text:style-name="P13">jaillir les éclaboussures bruyantes d’une nage accélérée.</text:p>
      <text:p text:style-name="P13">[…]</text:p>
      <text:p text:style-name="P5"><text:span text:style-name="T7">Pour les Argonautes, le fils d’Oeagre</text:span><text:span text:style-name="T6">,</text:span><text:span text:style-name="T7"> en s’accompagnant de sa phorminx, fit résonner un chant bien o</text:span><text:span text:style-name="T6">rdonné</text:span><text:span text:style-name="T7"> en l’honneur de la Protectrice des Vaisseaux au père illustre, Artémis, qui séjournait pour les défendre sur les promontoires marins et sur la terre d’Iolcos. Les poissons, jaillissant des profondeurs marines, les énormes pêle-mêle avec les minuscules, bondissaient à travers les chemins humides pour suivre. De même que lorsque, sur les traces d’un berger qui a passé des nuits dans les prés, des milliers de moutons bien rassasiés d’herbe suivent vers l’étable, celui-ci va devant en jouant avec bonheur de sa syrinx aiguë un air pastoral, de même accompagnaient-ils la nef, qu’un vent favorable emportait sans jamais faiblir.</text:span></text:p>
      <text:p text:style-name="P13">[…]</text:p>
      <text:p text:style-name="P4"><text:soft-page-break/><text:span text:style-name="T3">Le soir, sur les prescriptions d’Orphée, ils abordèrent l’île d’</text:span><text:span text:style-name="T6">É</text:span><text:span text:style-name="T3">lectra, une Atlantide, afin de recevoir par de douces initiations la connaissance des règles secrètes et de naviguer ainsi avec plus de sécurité sur la mer qui glace d’effroi. Je n’en continuerai pas le mythe plus loin, mais je souhaite le bonjour aussi bien à l’île elle-même qu’aux divinités qui l’habitent en dépositaires de ces grands mystères que la règle nous interdit de chanter.</text:span></text:p>
      <text:p text:style-name="P13">[…]</text:p>
      <text:p text:style-name="P13">Bondissant ensemble, au commandement d’Orphée, les jeunes enroulaient en cadence les spirales de la marche armée dans le vacarme du choc des épées contre les boucliers, afin de faire se perdre dans les airs le bruit des cris de lamentation que le peuple poussait encore en raison des funérailles du roi.</text:p>
      <text:h text:style-name="Heading_20_2" text:outline-level="2">II</text:h>
      <text:p text:style-name="P13">[…]</text:p>
      <text:p text:style-name="P5"><text:span text:style-name="T7">Le haut de leur front aux blonds cheveux couvert d’une couronne cueillie sur le laurier en bordure de mer auquel ils avaient attaché les amarres de la poupe, ils chantaient à l’u</text:span><text:span text:style-name="T6">nisson</text:span><text:span text:style-name="T7"> un hymne sur un air de la phorminx d’Orphée. Autour d’eux, la côte, sans un souffle de vent, se laissait charmer sous l’effet de leur mélopée. Ils célébraient le fils de Zeus originaire de Thérapnè.</text:span></text:p>
      <text:p text:style-name="P13">[…]</text:p>
      <text:p text:style-name="P13">Le soir, Orphée donna des explications aux preux en leur adressant les paroles suivantes : « Allons, célébrons l’île que voici en la consacrant à Apollon Matinal, car c’est lorsqu’il y est passé ce matin qu’il s’est montré à nous tous ! Nous lui offrirons en sacrifice ce que nous avons, après avoir dressé un autel au bord de la mer. Si, plus tard, il nous fait don d’un retour sans encombre en terre d’Haimonie, alors nous y déposerons en son honneur les os des cuisses de chèvres cornues. Mais pour le moment je vous pousse à l’apaiser sans façon avec de la graisse et des libations. Voyons, sois-nous favorable, Seigneur, sois-nous favorable, puisque tu t’es montré à nous ! ».</text:p>
      <text:p text:style-name="P13">[…]</text:p>
      <text:p text:style-name="P4"><text:span text:style-name="T3">Avec eux, le valeureux fils d’Oeagre, de sa phorminx de Bistonie, commença, sur un air mélodieux, à chanter comment un jour, au pied de la chaîne rocheuse du Parnasse, Phoibos Hièpaièôn a de ses flèches enlevé la vie au gigantesque Delphynès , alors qu’il n’était encore qu’un jeune garçon nu, joyeux de ses cheveux encore bouclés – puisses-tu m’être favorable ! Jamais, Seigneur, tes mèches ne seront coupées, jamais elles ne seront détruites ; la loi est ainsi ; seule Lètô e</text:span><text:span text:style-name="T6">n </text:span><text:span text:style-name="T3">personne, la fille de Coeos, les caresse de ses mains affectueuses. Souvent les nymphes de l’antre de Kôrykos, filles du Pleistos, l’encourageaient de leur cri « Hiè, hiè ! », d’où vient cette invocation, qui leur servait de refrain, en l’honneur de Phoibos.</text:span></text:p>
      <text:p text:style-name="P13">[…]</text:p>
      <text:p text:style-name="P13">Orphée y déposa aussi en offrande sa lyre. C’est ce qui vaut à l’endroit de porter le nom de Lyra.</text:p>
      <text:p text:style-name="P13">[…]</text:p>
      <text:h text:style-name="Heading_20_2" text:outline-level="2">IV</text:h>
      <text:p text:style-name="P13">[…]</text:p>
      <text:p text:style-name="P13">Les héros étaient déjà sur le point de jeter de leur nef les amarres sur le rivage, n’eût été le fils d’Oeagre, Orphée le Thrace, qui, après avoir tendu de ses mains la phorminx bistonienne, fit résonner l’air entraînant d’un chant rapide, afin que les interférences du plectre couvrant les sons entendus les transformassent en bourdonnement ; la force de la phorminx soumit la voix des vierges. La nef était</text:p>
      <text:p text:style-name="P13">emportée à la fois par Zéphyr et par la vague des vibrations qui se soulevait du côté de la poupe. Les Sirènes n’émettaient plus vocalement que du bruit.</text:p>
      <text:p text:style-name="P13">[…]</text:p>
      <text:p text:style-name="P5"><text:span text:style-name="T7">Les héros, brandissant dans leurs mains des lances de guerre, de peur qu’une troupe d’ennemis ne fondît sur eux à l’improviste pour engager le combat, mais la tête couronnée de branchages bien </text:span><text:soft-page-break/><text:span text:style-name="T7">feuillus, chantaient à l’u</text:span><text:span text:style-name="T6">nisson</text:span><text:span text:style-name="T7">, aux sons aériens de la phorminx d’Orphée, un hyménée devant l’entrée nuptiale.</text:span></text:p>
      <text:p text:style-name="P13">[…]</text:p>
      <text:p text:style-name="P13">Elles étaient frappées de stupeur à la vue de héros à l’apparence remarquablement belle et, parmi eux, du fils d’Oeagre qui, aux sons harmonieusement cadencés de sa phorminx et de son chant, battait le sol, sur un rythme soutenu, de sa sandale brillante d’ornements.</text:p>
      <text:p text:style-name="P13">[…]</text:p>
      <text:p text:style-name="P13">Orphée comprit que c’était un prodige des déesses et, s’arrêtant, il chercha à les calmer de ses prières :</text:p>
      <text:p text:style-name="P13">« Belles et bienveillantes divinités, soyez propices, Souveraines, que vous soyez du nombre des déesses célestes ou de celui des déesses souterraines, ou qu’on vous appelle Nymphes solitaires, venez, Nymphes, race sacrée d’Océan, montrez, en apparaissant face à nous qui sommes remplis d’espoir, ou une eau suintant de quelque roche, ou, déesses, un écoulement sacré jaillissant de la terre, afin que nous</text:p>
      <text:p text:style-name="P13">mettions ainsi avec soulagement un terme à une soif terriblement ardente. Si un jour notre navigation nous ramène en Achaïe, nous vous offrirons alors, en même temps qu’aux premières des déesses, d’innombrables présents, des libations et des festins, en signe de nos bonnes dispositions ».</text:p>
      <text:p text:style-name="P13">[…]</text:p>
      <text:p text:style-name="P13">Aussitôt Orphée les pressa de sortir de la nef le grand trépied d’Apollon pour le consacrer aux divinités indigènes, en offrande propitiatoire, en vue du retour.</text:p>
      <text:h text:style-name="Heading_20_1" text:outline-level="1"/>
      <text:h text:style-name="Heading_20_1" text:outline-level="1"><text:span text:style-name="T3">Diodore de Sicile, </text:span><text:span text:style-name="T1">Bibliothèque historique</text:span><text:span text:style-name="T3">, IV, 25</text:span></text:h>
      <text:p text:style-name="P14">Quant à lui-même, (Héraclès) circula dans l’Adriatique et fit à pied le tour du golfe précité. Puis il aboutit en Épire, d’où il gagna le Péloponnèse et, sa dixième Épreuve terminée, il reçut d’Eurysthée l’ordre d’amener Cerbère de chez Hadès à la lumière. Croyant que cela lui serait utile pour son Épreuve il se rendit à Athènes et participa aux mystères d’Eleusis, l’initiation y étant alors placée sous la direction de Musée, le fils d’Orphée.</text:p>
      <text:p text:style-name="P14">Puisque nous avons cité Orphée, il n’est pas déplacé que nous procédions à une brève digression sur lui. C’était le fils d’Oeagre, donc par la naissance un Thrace, mais qui, par la formation, le chant lyrique et la poésie, dépassait de beaucoup ceux dont on garde le souvenir. De fait, il a composé un poème d’une harmonie lyrique dont la supériorité émerveillait au moment où il était chanté. Sa gloire grandit tellement qu’il eut la réputation d’envoûter de son chant lyrique aussi bien les bêtes sauvages que les arbres. Après avoir consacré tout son temps à sa formation et avoir appris les mythes traitant des dieux, il fit un voyage en Égypte et là il apprit encore beaucoup et devint le plus grand des Grecs dans les domaines théologique, initiatique, poétique et lyrique. D’autre part, il participa aussi à l’expédition des Argonautes et, par amour pour sa femme, il eut l’audace extraordinaire de descendre chez Hadès et, au moyen de l’harmonie de son lyrisme, il parvint à se concilier l’âme de Perséphone, qu’il persuada de seconder ses désirs et de consentir à ce qu’il ramenât sa femme, malgré son décès, de chez Hadès, presque de la même façon que Dionysos. De fait, les mythes racontent que ce dernier a ramené sa mère Sémélè de chez Hadès et que, lui donnant à partager son immortalité, il changea son nom en celui de Thyônè.</text:p>
      <text:h text:style-name="Heading_20_1" text:outline-level="1"><text:span text:style-name="T8">P</text:span><text:span text:style-name="T3">roperce, </text:span><text:span text:style-name="T1">Élégie III</text:span><text:span text:style-name="T3">, 2</text:span></text:h>
      <text:p text:style-name="P6"><text:span text:style-name="T3">On dit qu’Orphée tint les fauves sous son charme et, par sa lyre thrace, arrêta les fleuves impétueux et les rochers du Cithéron ; on rapport que c’est l’art (d’Amphion) qui les mena à Thèbes et les fit </text:span><text:soft-page-break/><text:span text:style-name="T3">s’assembler spontanément pour former les murailles ; que dis-je, ô Polyphème, la sauvage Galatée, au pied de l’Etna, pour écouter tes chants détourna la course de ses chevaux couverts de sueur…</text:span></text:p>
      <text:h text:style-name="Heading_20_1" text:outline-level="1"><text:span text:style-name="T3">Horace, </text:span><text:span text:style-name="T1">Carmen</text:span><text:span text:style-name="T3">, I : 12, 24</text:span></text:h>
      <text:p text:style-name="P15">Quel homme, quel héros plutôt, sur ta lyre ou sur ta flûte aiguë, choisis-tu de célébrer, Clio ? quel dieu ? de qui l’écho, en se jouant, chantera-t-il (à son tour) le nom,</text:p>
      <text:p text:style-name="P15">Aux abords ombreux de l’Hélicon*, sur le Pinde* ou sur l’Hémus* glacé, là d’où les forêts suivirent à l’aveuglette la voix harmonieuse d’Orphée ?</text:p>
      <text:p text:style-name="P15">Lui qui, grâce à l’art qui lui venait de sa mère, arrêtait la course impétueuse des fleuves et les vents rapides, et savait, par le charme caressant de ses cordes sonores, entraîner les chênes qui l’écoutaient,</text:p>
      <text:p text:style-name="P15">[…]</text:p>
      <text:p text:style-name="P15">Nombreux sont les hommes de bien qui peuvent pleurer sa mort, mais aucun plus que toi, Virgile, toi dont la piété, hélas inutile, réclame aux dieux Quintilius qui ne leur avait pas été confié pour cela…</text:p>
      <text:p text:style-name="P15">Quoi ! même si, plus caressante que celle d’Orphée le Thrace, ta lyre, docile à tes mesures, se faisait écouter des arbres, le sang serait-il rendu à une ombre vaine, une fois que, de sa baguette terrible,</text:p>
      <text:p text:style-name="P15">Mercure, intraitable dans son refus d’ouvrir aux prières les portes fatales, l’a poussée dans le noir troupeau ? Dure loi : mais la résignation rend moins pénible tout ce que les dieux interdisent de changer,</text:p>
      <text:h text:style-name="Heading_20_2" text:outline-level="2"><text:span text:style-name="T3">Horace, </text:span><text:span text:style-name="T1">Art poétique</text:span><text:span text:style-name="T3">, vers 391-401.</text:span></text:h>
      <text:p text:style-name="P16">Les hommes habitaient les forêts quand un être sacré, un interprète des dieux, Orphée, leur inspira l’horreur du meurtre et d’une nourriture indigne ; voilà pourquoi on a dit qu’il rendait doux les tigres et féroces les lions ; et pourquoi l’on a dit d’Amphion aussi, le fondateur de la ville de Thèbes, qu’il déplaçait les rochers au son de sa lyre et, de sa prière caressante, les transportait où il voulait. Telle était la sagesse autrefois : distinguer l’intérêt public de l’intérêt privé, le sacré du profane, faire cesser les unions vagabondes, fixer les droits des époux, bâtir des citadelles, graver les lois sur le bois. C’est ainsi que l’honneur et le nom de divins échurent aux poètes et à leurs chants. Après eux brilla Homère…</text:p>
      <text:p text:style-name="P16"/>
      <text:h text:style-name="Heading_20_2" text:outline-level="2"><text:span text:style-name="T9">C</text:span><text:span text:style-name="T3">onon, </text:span><text:span text:style-name="T1">Narrations</text:span><text:span text:style-name="T3">, 45 (= Photius, Bibliothèque III)</text:span></text:h>
      <text:p text:style-name="P7"><text:span text:style-name="T3">Ma quarante-cinquième histoire raconte qu’Orphée, fils d’Oeagre et de Calliope, une des Muses, régnait sur la Macédoine et le territoire des Odryses et, d’autre part, qu’il pratiquait la musique et surtout le chant avec accompagnement de cithare. Et, comme les races thraces et macédoniennes aimaient la musique, il plaisait énormément, chez eux, aux foules. Mais un titre de gloire a prévalu : il est descendu chez Hadès par amour de son épouse Eurydice et, réussissant à ensorceler Pluton et Coré de ses chants, il reçut en cadeau son épouse ; toutefois, il ne profita pas de celle qui, par faveur, revenait à la vie, oubliant l’ordre qui lui avait été donné à son sujet. Il était tellement habile à envoûter et à enchanter au moyen de chants que bêtes sauvages, oiseaux, ainsi naturellement que végétaux et pierres, tournaient autour de lui, sous l’effet du plaisir, pour l’accompagner. Il finit déchiré par les femmes de Thrace et de Macédoine, parce qu’il ne leur donna point part à ses mystères, peut-être aussi pour d’autres raisons. On affirme donc que sa malchance conjugale lui fit prendre en aversion toute la gent féminine. Il venait à lui, à Libèthres, lors de jours fixés, une foule de Thraces et de Macédoniens sous les armes, qui se réunissaient dans une grande maison, dont la conception convenait bien à des cérémonies d’initiation. En entrant pour accomplir les rites orgiaques, ils déposaient leurs armes devant la porte. Or les femmes, qui avaient guetté ce moment, s’emparèrent des armes et, sous le coup d’une colère engendrée par le sentiment d’être méprisées, elles tuèrent ceux sur qui elles tombèrent et mirent Orphée en pièces, dont elles dispersèrent les membres un à un dans la mer. Une pestilence dévasta le </text:span><text:soft-page-break/><text:span text:style-name="T3">pays, parce que les femmes n’avaient pas été punies. Comme on lui avait demandé d’écarter le fléau, un oracle répondit que la condition, pour en être débarrassé, était de retrouver la tête d’Orphée afin de l’enterrer. Et ce n’est qu’au prix de beaucoup de mal, qu’ils la retrouvèrent, grâce à un pêcheur, à l’embouchure du fleuve du Mélès, alors qu’elle chantait toujours, sans avoir en aucune manière souffert de la mer et que, loin d’avoir subi aucun des autres outrages que les génies de la mort attachés aux hommes apportent à leur cadavre, elle était spontanément à la pointe de sa fraîcheur et, après un temps si long, s’épanouissait toujours dans toute la fleur que donne un sang vivant. Ils la prirent donc et l’enterrèrent sous un grand tombeau, qu’ils entourèrent d’un enclos sacré. Ce dernier fut jusqu’à une certaine époque un temple de héros et il finit, plus tard, par obtenir d’être un sanctuaire. Il y reçoit, en effet, le privilège des sacrifices et des autres rites dont on honore les dieux. Mais les femmes n’ont absolument pas l’autorisation d’y mettre les pieds.</text:span></text:p>
      <text:h text:style-name="Heading_20_2" text:outline-level="2"><text:span text:style-name="T3">Héraclite, </text:span><text:span text:style-name="T1">Histoires incroyables</text:span><text:span text:style-name="T3">, XXIII. Orphée</text:span></text:h>
      <text:p text:style-name="Standard">On dit qu’Orphée faisait bouger les pierres, les arbres, les bêtes sauvages et les <text:span text:style-name="T3">oiseaux de proie. On peut en vérité dire que c’est parce qu’il inspira la crainte des dieux aux hommes alors qu’ils n’étaient que des sauvages et qu’ils ignoraient les coutumes et les lois, que c’est parce qu’il les invita à la piété alors qu’ils étaient de pierre et de bois et que c’est parce qu’il les charma de ses discours, que cette légende s’est attachée à lui.</text:span></text:p>
      <text:h text:style-name="Heading_20_1" text:outline-level="1"><text:span text:style-name="T3">Sénèque, </text:span><text:span text:style-name="T1">Hercule furieux</text:span><text:span text:style-name="T3">, 566-591</text:span></text:h>
      <text:p text:style-name="P17">Que ta main brise le(s portes du) destin, que la lumière pénètre profondément dans les sombres enfers et que leur frontière infranchissable t’accorde un retour facile vers le monde d’en haut ! Les cruels souverains des ombres, il a pu les fléchir par ses chants et ses prières suppliantes, Orphée, quand il réclama son Eurydice. Son art, qui avait entraîné les forêts, les oiseaux et les rochers, qui avait retenu le cours des fleuves et, par ses sons, immobilisé les bêtes sauvages, charme les Enfers de ses airs inouïs et, dans ces lieux silencieux, résonne plus clair encore.</text:p>
      <text:p text:style-name="P17">Les femmes thraces pleurent Eurydice, et la pleurent également les dieux indifférents aux larmes ; et les juges qui, le front sévère à l’extrême, instruisent les procès et enquêtent sur les méfaits des criminels de l’ancien temps, en siégeant, pleurent aussi Eurydice. L’arbitre de la mort proclame enfin : « Nous sommes vaincus. Retourne-t’en vers le monde d’en haut, mais sous cette condition : toi, suis ton époux en restant derrière lui, et, toi, ne te retourne pas vers ton épouse avant que la clarté du jour ne fait montré aux dieux et que tu n’aies atteint la porte du Ténare spartiate ». Mais l’amour véritable hait les retards et ne peut les supporter : Orphée se hâta de regarder son présent et le perdit.</text:p>
      <text:p text:style-name="P17">La royauté qui put être vaincue par un chant, pourra l’être aussi par la force.</text:p>
      <text:h text:style-name="Heading_20_1" text:outline-level="1"><text:span text:style-name="T3">Sénèque, </text:span><text:span text:style-name="T1">Hercule sur l’Oeta</text:span><text:span text:style-name="T3">, 1031-1130</text:span></text:h>
      <text:p text:style-name="P17">C’est une vérité que chanta, sur les flancs du Rhodope de Thrace, en accordant sa lyre de Piérie, Orphée, le fils de Calliope : « rien n’est éternel ».</text:p>
      <text:p text:style-name="P8"><text:span text:style-name="T10">Aux accents de ce poète, le torrent impétueux cessa son fracas, et, oubliant de continuer à courir, l’onde brisa son élan et tandis que les fleuves ralentissaient, les Bistoniens qui habitent les confins crurent que l’Hèbre s’était tari chez les Gètes. Les bois envoyèrent leurs oiseaux et les hôtes des forêts arrivèrent : de même ceux qui parcourent les airs, entendant ses chants dans leur voyage, voyaient leurs ailes s’affaisser et tombaient ; l’Athos brisa ses rochers et emporta dans sa course les Centaures ; puis il s’arrêta près du Rhodope : les chants d’Orphée avaient fait fondre sa neige ; et la Dryade, fuyant le chêne qu’elle habite, court vers le poète ; vers son chant marchent les bêtes sauvages elles-mêmes avec leurs repaires ; tout près des troupeaux, sans qu’ils bronchent, s’installe le lion de Libye et les daims n’ont pas peur des loups et le serpent fuit sa cachette, oubliant désormais son venin. Et même, lorsqu’il </text:span><text:soft-page-break/><text:span text:style-name="T10">arriva par les portes du Ténare jusqu’aux Mânes muets en frappant les cordes affligées de sa lyre, son chant vainquit et fit pleurer le Tartare et les sinistres dieux de l’Érèbe et les eaux du Styx, qui reçoivent les serments des dieux, ne lui firent pas peur. La roue qui ne s’arrête jamais ralentit puis stoppa ; son mouvement était vaincu. Le foie de Tityos put grossir tandis qu’Orphée retenait les vautours par son chant. Tu l’entends, toi aussi, nocher : la barque de l’onde infernale avance sans rames. Alors, pour la première fois, le vieillard de Phrygie 2, bien que l’eau s’arrête de couler, oublie de tromper sa soif dévorante et ne tend pas la main vers les fruits. Ainsi comme Orphée quittait les Enfers en répandant son chant, les rochers cruels purent être vaincus et suivre le poète. Alors pour la seconde fois, les déesses (les Parques) remplirent le fuseau achevé des jours d’Eurydice. Mais au moment où Orphée, oublieux, regarde derrière lui, ne voulant pas croire qu’Eurydice lui est rendue et le suit, il perd la récompense que lui avait value son chant : il vit disparaître celle qui était née une seconde fois.</text:span></text:p>
      <text:p text:style-name="P17">Alors, cherchant à se consoler par ses chants, voici ce qu’Orphée, sur le mode plaintif, chanta aux Gètes : « Les lois existent pour les dieux et même pour celui qui a réparti les saisons de l’année, leur donnant à chacune un rôle. Les Parques avides tissent pour chaque homme les fils de leur fuseau. Tout ce qui a pu naître pourra mourir aussi ».</text:p>
      <text:p text:style-name="P17">La défait d’Hercule nous impose de croire le poète Thrace. Bientôt, bientôt viendra pour le monde le jour où, les lois bouleversées, le pôle austral recouvrira toutes les terres de Libye et occupera les terres des Garamantes nomades. Le pôle arctique écrasera tout ce qui se trouve sous son axe et ce que bat le Borée desséchant. Tremblant, ayant quitté son axe, le Soleil fera tomber son disque. Le palais du Ciel, en tombant, entraînera le Levant et le Couchant et de la même façon, la Mort et le Chaos perdront les Dieux et la Mort prononcera pour elle-même le destin final.</text:p>
      <text:p text:style-name="P17">Quel lieu englobera l’univers ? L’accès du Tartare s’entrouvrira-t-il pour recueillir les débris de l’univers ? Ou l’espace qui sépare l’éther des terres est-il suffisant ou est-il trop vaste pour les malheurs du ciel ? Quel lieu – ô crime ! – accueillera un tel forfait ? Quel lieu accueillera les dieux ? Un seul lieu contiendra les trois empires du monde, la mer, le Tartare et les étoiles ?</text:p>
      <text:p text:style-name="P17">Mais quel bruit énorme et terrifiant frappe mes oreilles ?</text:p>
      <text:p text:style-name="P17">C’est le pas, oui, le pas d’Hercule.</text:p>
      <text:h text:style-name="Heading_20_2" text:outline-level="2"><text:span text:style-name="T3">Sénèque, </text:span><text:span text:style-name="T1">Médée</text:span><text:span text:style-name="T3">, </text:span><text:span text:style-name="T11">625-633</text:span></text:h>
      <text:p text:style-name="P9">Le fils de la Camène harmonieuse, modulant de son plectre un air sur sa lyre, arrêta les torrents, fit taire les vents et venir à lui, en cortège, l’oiseau, oublieux de son chant, et tous les arbres de la forêt ; mis en pièces, pourtant, son corps joncha les terres thraces et sa tête, en flottant, descendit l’Hèbre en deuil, il aborda les rives du Styx et du Tartare, qu’il connaissait déjà, pour n’en plus revenir…</text:p>
      <text:h text:style-name="Heading_20_2" text:outline-level="2">Quintilien, <text:span text:style-name="T1">Institution oratoire I</text:span><text:span text:style-name="T3">, X, 9</text:span></text:h>
      <text:p text:style-name="Standard"><text:span text:style-name="T3">Concernant la </text:span><text:span text:style-name="T12">musique</text:span><text:span text:style-name="T3">, je pourrais même me contenter du jugement des Anciens. Car qui ignore que la musique, pour parler d’elle d’abord, a bénéficié dès les temps antiques d’un engouement, voire d’une vénération tels qu’Orphée et Linus, pour ne citer qu’eux, passaient à la fois pour musiciens, devins et </text:span><text:span text:style-name="T12">philosophes</text:span><text:span text:style-name="T3"> ? L’un et l’autre, d’après la tradition livrée à la mémoire de la postérité, sont nés des dieux, mais Orphée, qui charmait en les émerveillant les esprits incultes et grossiers, entraînait à sa suite les fauves, ainsi que les rochers et les forêts. Aussi Timagène assure-t-il que, de tous les arts libéraux, la musique est le plus ancien, et les poètes les plus illustres témoignent que, lors des banquets royaux, la cithare accompagnait les chants donnés en l’honneur des héros et des dieux. Au demeurant, l’Iopas de</text:span></text:p>
      <text:p text:style-name="Standard">Virgile ne chante-t-il pas « la lune errante et les épreuves du soleil » et tous les autres vers par lesquels le plus éminent des témoins atteste que la musique est liée à la connaissance des choses divines…</text:p>
      <text:p text:style-name="Standard"><text:span text:style-name="T3">Quoi qu’il en soit, personne ne saurait douter que des hommes illustres pour leur sagesse aient été férus de musique, puisque Pythagore et ses continuateurs ont répandu l’opinion, transmise sans doute depuis l’antiquité, que l’univers lui-même avait été organisé selon un plan rationnel, celui-là même qui </text:span><text:soft-page-break/><text:span text:style-name="T3">informa par la suite la structure de la lyre, et ne se contentant pas de cet accord des dissonances, qu’ils appellent </text:span><text:span text:style-name="T1">harmonia</text:span><text:span text:style-name="T3">, ont attribué un son aussi à ces mouvements célestes.</text:span></text:p>
      <text:h text:style-name="Heading_20_2" text:outline-level="2"><text:span text:style-name="T3">Silius Italicus, </text:span><text:span text:style-name="T1">Punica</text:span><text:span text:style-name="T3">, XI, 440-480</text:span></text:h>
      <text:p text:style-name="Standard">Mais les cordes qu’il pinçait sur les bords du Strymon* riphéen, entendu des dieux d’en haut, entendu des Mânes, Orphée, <text:span text:style-name="T21">brillent parmi les astres clairs </text:span>en un ciel bien mérité. Sa mère aussi, qu’accompagnait toute la troupe des sœurs d’Aonie, sa mère l’admira pendant qu’il chantait ; ni les cimes du Pangée, ni l’Hémus de Mars, ni les confins de Thrace ne restèrent immobiles pendant qu’il modulait sa mélodie ; avec les forêts, vinrent les bêtes fauves, avec les monts, les torrents ; oublieux aussi de la douceur de son nid, l’oiseau, cessant de voler, resta suspendu, captif, dans l’air immobile. Bien plus, comme le navire de Pagase refusait d’entrer dans les plaines azurées de la mer que, terrien, il ignorait encore, alors, vers la poupe de la carène sacrée, à l’appel de la cithare, vint la mer, conduite par le chant. Le prophète bistonien apaisa de son plectre les royaumes livides et l’Achéron grondant de flammes, et il arrêta le rocher qui roule en arrière. Hélas ! Cruelles femmes des Cicones, fureurs gétiques et Rhodope maudit des dieux ! Sa tête arrachée fut emportée par l’Hèbre jusqu’à la mer, suivie par les rives, des deux côtés. Alors, tandis que les flots impétueux portaient la tête tranchée à la nuque, soudain à travers les ondes jaillirent les baleines, bondissant à ce murmure sur toute la surface des flots.</text:p>
      <text:h text:style-name="Heading_20_2" text:outline-level="2">Stace, <text:span text:style-name="T1">Thébaïde</text:span><text:span text:style-name="T3">, V, 340-345</text:span></text:h>
      <text:p text:style-name="Standard">Mais lorsque les rames restèrent levées et que les flots se turent, et que, plus douce <text:span text:style-name="T3">que celle des cygnes mourants et que celle de Phébus, du milieu de la poupe, s’éleva une </text:span><text:span text:style-name="T13">voix</text:span><text:span text:style-name="T3">, les eaux de la mer s’approchèrent de la coque ; l’explication nous fut donnée plus tard : c’était le fils d’Oeagre, Orphée, qui, adossé au mât, chantait au milieu des rameurs, leur faisant oublier de si grandes épreuves.</text:span></text:p>
      <text:h text:style-name="Heading_20_2" text:outline-level="2"><text:span text:style-name="T3">Martial, </text:span><text:span text:style-name="T1">Spectacles</text:span><text:span text:style-name="T3">, 21a et b</text:span></text:h>
      <text:p text:style-name="P18">Tout ce que le Rhodope a vu, dit-on, du spectacle que lui donna Orphée, l’arène, César, te l’a montré. Les rochers rampèrent, une forêt merveilleuse se mit à courir, pareille, croit-on, à ce que fut le bois des Hespérides. Il y eut des fauves de toute espèce mêlés à du bétail et une nuée d’oiseaux figés dans leur vol au-dessus du poète inspiré ; mais lui-même tomba mort, lacéré par les griffes d’un ours ingrat.</text:p>
      <text:p text:style-name="P18">C’est le seul point sur lequel la légende fut démentie.</text:p>
      <text:p text:style-name="P18">Si la terre s’est ouverte tout à coup pour libérer l’ours qui allait broyer Orphée, c’est bien là un coup qui vient d’Eurydice.</text:p>
      <text:h text:style-name="Heading_20_2" text:outline-level="2"><text:span text:style-name="T3">Martial, </text:span><text:span text:style-name="T1">Épigramme 14</text:span><text:span text:style-name="T3">, 165 (sur une cithare)</text:span></text:h>
      <text:p text:style-name="P18">Elle rendit Eurydice au poète inspiré ; mais il la perdit lui-même par manque de confiance en soi et de patience en amour.</text:p>
      <text:h text:style-name="Heading_20_2" text:outline-level="2"><text:span text:style-name="T3">Lucien, </text:span><text:span text:style-name="T1">La danse</text:span><text:span text:style-name="T3">, 15</text:span></text:h>
      <text:p text:style-name="Standard">J’accepte de dire qu’il est impossible de trouver aucune ancienne cérémonie initiatique sans danse, vu que ces cérémonies ont bien évidemment été établies par Orphée, Musée et les meilleurs danseurs d’alors, lesquels ont aussi institué cette règle, comme une très belle coutume, de se faire initier à des mystères sur le rythme de la danse.</text:p>
      <text:h text:style-name="Heading_20_2" text:outline-level="2"><text:soft-page-break/><text:span text:style-name="T3">Lucien, </text:span><text:span text:style-name="T1">Saturnales</text:span><text:span text:style-name="T3">, 8</text:span></text:h>
      <text:p text:style-name="Standard">Je sais bien qu’ils se seraient précipités sur lui pour le mettre en pièces, tout comme les Ménades l’ont fait pour Penthée, ou les femmes de Thrace pour Orphée, ou ses chiennes pour Actéon, se battant entre eux afin d’emporter chacun un morceau plus gros.</text:p>
      <text:h text:style-name="Heading_20_2" text:outline-level="2"><text:span text:style-name="T3">Lucien, </text:span><text:span text:style-name="T1">Les dialogues des morts</text:span><text:span text:style-name="T3">, 28, 3</text:span></text:h>
      <text:p text:style-name="Standard">Vous avez bien remis, précisément pour cette raison, Eurydice à Orphée et renvoyé Alceste, ma parente, pour faire plaisir à Héraclès.</text:p>
      <text:h text:style-name="Heading_20_2" text:outline-level="2">Pausanias, <text:span text:style-name="T1">Périégèse</text:span><text:span text:style-name="T3">, IX, 4-12</text:span></text:h>
      <text:p text:style-name="Standard">D’abord, à côté d’Orphée le Thrace en personne, a été faite une statue de Télétè. Autour de lui, ont été faites en pierre et en bronze des statues de bêtes sauvages en train de l’écouter chanter. Beaucoup de croyances en Grèce ne correspondent à rien, en particulier celle qui présente Orphée comme le fils de la Muse Calliope et non pas de la fille de Piéros, et comme quelqu’un dont le lyrisme attirait à lui les bêtes sauvages dont il séduisait l’âme, ou celle qui le présente comme quelqu’un qui est allé jusqu’à descendre de son vivant chez Hadès pour réclamer aux dieux d’en-bas son épouse. <text:span text:style-name="T22">À</text:span> mon avis, Orphée a surpassé ses prédécesseurs par l’ordonnance de ses vers et il a atteint un haut degré de crédit, vu que les croyances lui prêtaient la découverte de rites d’initiation à des mystères divins, de purifications pour des actes impies ainsi que de remèdes à des maladies et de procédés capables de détourner les manifestations de la colère des dieux. On dit que les femmes de Thrace complotèrent sa mort, parce qu’il avait persuadé leur mari de l’accompagner dans son errance, mais que la peur de leur mari ne leur en donnait pas l’audace. Ce n’est qu’une fois gorgées de vin qu’elles exécutèrent leur coup d’audace. Et c’est l’origine de l’usage qui s’est établi chez les hommes de s’enivrer pour marcher au combat. D’après certains, Orphée trouva sa fin, foudroyé par le dieu. Il aurait été foudroyé à cause des formules qu’il aurait, pendant les mystères, enseignées à des hommes qui n’avaient pas encore été initiés. D’autres ont prétendu qu’après la mort prématurée de son épouse, il s’était rendu pour elle à Aornos, en Thesprotie. Il y avait là, depuis longtemps, un oracle des morts. Croyant que l’âme d’Eurydice le suivait, il commit une faute en se tournant vers elle et, de chagrin, il se suicida. Les Thraces disent que tous les rossignols qui ont leur nid sur la tombe d’Orphée chantent plus suavement et avec plus d’ampleur. Ceux des Macédoniens qui ont pour territoire la Piérie située au pied de la montagne et la cité de Diôn affirment que c’est là qu’Orphée a trouvé sa fin, sous les coups des femmes. Quand on quitte Diôn vers la montagne, et qu’on a parcouru vingt stades, on a sur la droite une colonne et, posée sur la colonne, une urne en pierre. Aux dires des gens du pays, l’urne contient les os d’Orphée. Mais il coule aussi un fleuve, l’Hélicon. Au bout de soixante-quinze stades, son cours disparaît dans la terre. Mais, après un intervalle d’environ vingt-deux stades, l’eau remonte à la surface et c’est sous le nom de Baphyra, au lieu de celui d’Hélicon, qu’il descend à la mer en étant navigable. Les habitants de Diôn affirment qu’au début ce fleuve avait tout son cours en surface, mais que les femmes qui tuèrent Orphée voulurent s’y laver de son sang et que c’est à ce moment-là que le fleuve s’est enfoncé dans la terre, afin que son eau ne servît point à purifier un meurtre. <text:span text:style-name="T22">À</text:span> Larisa, j’ai aussi entendu un autre discours, suivant lequel une cité était habitée sur le mont Olympe, Libèthra, où la montagne est tournée en direction de la Macédoine, et, non loin de la cité, il y aurait eu le monument funéraire d’Orphée. Or, de Thrace, il serait parvenu à Libèthra une prédiction de Dionysos annonçant que, lorsque les os d’Orphée seraient vus du soleil, alors les habitants de Libèthra auraient leur cité détruite par un sanglier. Ces derniers ont attaché peu d’importance à la parole oraculaire, croyant que non seulement aucune autre bête sauvage ne serait assez grande et vaillante pour ruiner leur cité, mais encore qu’un sanglier participe plus de la hardiesse que de la force. Mais, au moment décidé par le dieu, voici ce qui leur est arrivé. Un berger, vers midi, s’était appuyé sur la tombe d’Orphée et, alors que lui, le berger, <text:soft-page-break/>dormait, il lui vint l’idée, malgré son sommeil, de chanter, d’une voix ample et suave, des vers d’Orphée. Assurément, ceux qui étaient à proximité, pâtres et laboureurs, chacun délaissant son travail, se rassemblèrent pour écouter le chant que le berger faisait entendre pendant son sommeil. Et comme c’était à qui serait le plus près du berger, ils finirent, dans la bousculade, par renverser la colonne. Le récipient tomba, il se brisa et le soleil vit ce qui y restait des os d’Orphée. Aussitôt la nuit survenue, le dieu déversa du ciel une grande quantité de son eau et le fleuve Sanglier – le Sanglier est aussi un des torrents du pourtour de l’Olympe –, ce fleuve donc renversa alors les remparts des Libèthriens, bouleversa les sanctuaires des dieux et les maisons des hommes et noya les hommes tout autant que la totalité des animaux de la cité. Dès la destruction de Libèthra, les Macédoniens de Diôn, aux dires de mon hôte de Larisa, de transporter les os d’Orphée dans leur propre cité. Quiconque s’est déjà beaucoup intéressé à la poésie sait que les hymnes d’Orphée sont pour chacun d’eux très courts et qu’ils n’atteignent pas en tout un nombre élevé. Les Lycomides les connaissent et les chantent pour accompagner les rites. Vraiment, pour l’ordonnance des vers, on peut les placer au deuxième rang, juste après les hymnes d’Homère, bien qu’ils en arrivent même à les surpasser par l’honneur que leur vaut leur caractère divin.</text:p>
      <text:h text:style-name="Heading_20_2" text:outline-level="2">Apollodore, <text:span text:style-name="T1">Bibliothèque</text:span><text:span text:style-name="T3">, I, 3, 2-4</text:span></text:h>
      <text:p text:style-name="P20"><text:span text:style-name="T3">Par suite, Calliope et Oeagre – mais officieusement Apollon – eurent pour fils Linos, que tua Héraclès, et Orphée, celui qui fit du chant lyrique une ascèse, et qui, en chantant, mettait en mouvement pierres et arbres. </text:span><text:span text:style-name="T14">À</text:span><text:span text:style-name="T3"> la mort d’Eurydice, son épouse, qu’avait mordue un serpent, il descendit chez Hadès parce qu’il voulait la ramener, et il réussit à persuader Pluton de la laisser remonter. Mais celui-ci promit de ne le faire qu’à la condition qu’en cours de route Orphée ne se retournât pas avant d’avoir gagné sa propre maison. Orphée </text:span><text:span text:style-name="T14">manqua de confiance </text:span><text:span text:style-name="T3">; il se retourna afin de contempler son épouse et celle-ci fit demi-tour pour rebrousser chemin. Orphée, d’autre part, fut aussi l’inventeur des mystères de Dionysos et il se trouva enterré en Piérie, après avoir été mis en pièces par les Ménades.</text:span></text:p>
      <text:h text:style-name="P24" text:outline-level="2">Philostrate le Jeune, <text:span text:style-name="T1">Images</text:span><text:span text:style-name="T3">, 6 : Orphée</text:span></text:h>
      <text:p text:style-name="Standard">Tous les auteurs de fiction affirment qu’Orphée, le fils de la Muse, a, de sa musique, envoûté même les êtres qui n’ont point part à la parole rationnelle. C’est ce que dit aussi le peintre. Sont réellement auditeurs d’Orphée un lion et près de lui un sanglier, un cerf et un lièvre qui ne bondissent pas pour échapper à l’attaque du lion, ainsi que tous les animaux pour lesquels la bête féroce est redoutable quand elle chasse. Mais maintenant le lion est nonchalant et ils sont rassemblés avec lui nonchalamment. Mais toi, ne néglige pas non plus de regarder les oiseaux, non seulement les oiseaux musiciens, dont l’habitude est de chanter mélodieusement dans les bois sacrés, mais regarde-moi aussi le geai jacassant, la corneille croassante elle-même et l’aigle de Zeus. L’un, tel qu’il est quand il tient en équilibre ses deux ailes ensemble, se trouve dans un état second et fixe intensément les yeux sur Orphée, sans même prêter attention au lièvre peureux pourtant proche, tandis que les autres, le bec fermé, sont tous sous l’empire de l’envoûteur. Voici mélangés des loups et des agneaux, comme saisis de stupeur. Le peintre fait preuve d’une hardiesse encore plus grande : arrachant les arbres par la racine, il les conduit là pour qu’ils écoutent Orphée et il les dispose autour de lui. Voici un pin, un cyprès, un aulne, un peuplier et tout ce qu’il y a d’autre en fait d’arbre, qui, réunissant leurs branches comme des bras, entourent Orphée et, sans avoir besoin d’artifice, lui ferment son <text:span text:style-name="T23">théâtre</text:span>, afin que les oiseaux se posent sur eux et que ce génie soit à l’ombre pour faire œuvre de musicien. Celui-ci se tient assis. Coule sur ses joues une barbe naissante, dont il a laissé pousser le premier duvet. Il porte sur la tête, de façon aérienne, une <text:span text:style-name="T23">tiare</text:span> aux éclats de l’or. Il a le regard vif avec délicatesse et inspiré, vu que son esprit ne cesse de tendre vers la pensée du divin. Peut-être que maintenant aussi il chante quelque chose ; non seulement ses sourcils font comprendre pour ainsi dire le sens de ses chants et son vêtement change de coloration aux allers et retours du mouvement, mais encore, de ses deux pieds, le gauche, <text:soft-page-break/>appuyé sur la terre, supporte la cithare posée sur la cuisse, tandis que le droit bat la mesure en frappant le sol de sa semelle ; quant à ses mains, l’une, la droite, tenant fermement le plectre, s’applique à produire les sons, le coude saillant et le poignet incliné vers l’intérieur, tandis que la main gauche heurte les cordes avec les bons doigts. Eh bien, Orphée, tu seras victime d’une <text:span text:style-name="T23">irrationalité </text:span>: si maintenant précisément tu envoûtes des bêtes sauvages et des arbres, tu paraîtras dissonant à des femmes thraces, qui mettront en pièces un corps aux sons duquel même des bêtes sauvages prêtèrent une oreille bienveillante !</text:p>
      <text:h text:style-name="P25" text:outline-level="2">Callistrate, <text:span text:style-name="T1">Descriptions</text:span><text:span text:style-name="T3">, 7 : d’après la statue d’Orphée</text:span></text:h>
      <text:p text:style-name="P21">Sur l’Hélicon – l’endroit est un sanctuaire ombragé consacré aux Muses –, le long <text:span text:style-name="T15">des flots torrentueux de l’Olmeios et des eaux violettes de la source de Pégase, se dressait auprès des Muses une statue d’Orphée, le fils de Calliope, et elle était très belle à voir. Avec l’aide de l’art, le bronze enfantait la beauté en exprimant par l’éclat du corps la musicalité de l’âme. Il était paré d’une t</text:span><text:span text:style-name="T16">aire </text:span><text:span text:style-name="T15">perse piquetée d’or qui, à partir du sommet de la tête, s’élevait en hauteur, et, sur sa poitrine, un baudrier d’or enserrait une tunique qui descendait des épaules jusqu’aux pieds. Il avait une chevelure si florissante et exprimant tellement le souffle de la vie qu’elle créait même l’illusion d’être agitée et décoiffée par les souffles du zéphyr ; les cheveux du cou tombaient dans le dos, tandis que ceux qui descendaient divisés en deux masses pour couvrir les sourcils faisaient briller les traits du regard dans leur pureté. Un or très jaune fleurissait ses sandales et une robe flottait dans son dos jusqu’à la cheville, tandis qu’il tenait en main sa lyre et que celle-ci s’attachait des sons en nombre égal aux Muses. Le bronze jouait en effet le rôle des cordes et pour imiter chacun des sons il changeait en obéissant docilement aux pressions, allant jusqu’à devenir presque sonore pour rendre la résonance elle-même des sons. Sous ses pieds, n’étaient pas figurés le ciel dans sa marche, ni les Pléiades en train de fendre l’éther, ni les révolutions de l’Ourse qui ne se baigne pas dans l’Océan, mais il y avait tout le genre des oiseaux, que le chant transportait, toutes les bêtes des montagnes et tout ce qui se nourrit dans les profondeurs de la mer. Un cheval se laissait envoûter ; au lieu d’un mors, c’était la mélodie qui le maîtrisait. Un bœuf, qui avait quitté ses pâturages, écoutait les accents de la lyre et leur harmonie endormait la nature féroce des lions. On aurait pu voir le bronze figurer aussi des fleuves en train de couler de leur source en direction des mélodies, le flot marin en train de se soulever sous l’action d’un désir amoureux pour le chant, des pierres sous le choc de la sensation musicale et chaque bourgeon mûr sortir de ses habitudes pour se presser vers l’inspiration musicale d’Orphée. Et il n’y avait rien qui résonnât, ni qui sortît de son sommeil l’harmonie lyrique, mais c’était l’art qui signalait chez les animaux les manifestations de leur passion amoureuse pour la musique, qui faisait apparaître dans le bronze les signes de leur plaisir et qui rendait visibles d’une manière ineffable les effets envoûtants qui trouvaient leur éclosion dans la sensibilité des animaux.</text:span></text:p>
      <text:h text:style-name="Heading_20_2" text:outline-level="2"><text:span text:style-name="T15">A</text:span><text:span text:style-name="T3">viénus, </text:span><text:span text:style-name="T1">Phénomènes</text:span><text:span text:style-name="T3">, 618-632</text:span></text:h>
      <text:p text:style-name="P19">Vient ensuite la lyre que Mercure en son âge tendre fit par jeu en attachant des cordes à une carapace recourbée pour façonner avec des boyaux, lui l’artisan divin, un ouvrage dont Phébus, le dieu du Parnasse, puisse se souvenir. Quand le bel Apollon, à son tour, l’eut remplie d’une harmonie céleste, il apprit à Orphée à en jouer dans une grotte du Pangée. Celui-ci, pour produire de savants accords, en pinça les cordes, désormais au nombre de neuf, à l’image des Muses, lui le fils d’une Muse – il avait, pour la première fois, tissé ses chants sur le nombre des Pléiades –. Mais lorsque la main impie des Bassarides eut démembré le chantre et qu’il eut été, une fois mort, dévotement enseveli par Libéthra, Jupiter transporta dans le ciel sa lyre, prenant en pitié l’art du jeune virtuose inspiré qui avait su détourner de leur course les bêtes et les fleuves.</text:p>
      <text:h text:style-name="Heading_20_2" text:outline-level="2"><text:soft-page-break/><text:span text:style-name="T17">M</text:span><text:span text:style-name="T3">acrobe, </text:span><text:span text:style-name="T1">Commentaire sur le Songe de Scipion, </text:span><text:span text:style-name="T3">2, 3, 7-8</text:span></text:h>
      <text:p text:style-name="P22"><text:span text:style-name="T17">Toute âme en ce monde est attirée par les sons de la m</text:span><text:span text:style-name="T18">usique</text:span><text:span text:style-name="T17">, de sorte que non seulement ceux dont les mœurs sont raffinées, mais aussi tous les peuples barbares pratiquent les chants qui enflamment l’ardeur de leur courage ou les invitent au relâchement du plaisir ; parce que l’âme transporte dans le corps le souvenir de la musique qu’elle connut dans le ciel et qu’elle est si captivée par le charme du chant qu’il n’est aucun cœur qui soit si cruel ou si sauvage qu’il ne puisse se sentir retenu par de tels agréments ; c’est de là, me semble-t-il, que les mythes d’Orphée et d’Amphion tirent leur origine, le premier passant pour attirer par ses chants les animaux dépourvus de raison, le second les rocs, et cela parce qu’ils furent peut-être les premiers à avoir attiré en chantant des peuples barbares, sans culture ou insensibles, comme des rocs, à tout sentiment, et leur avoir fait découvrir la sensation du plaisir.</text:span></text:p>
      <text:h text:style-name="Heading_20_2" text:outline-level="2"><text:span text:style-name="T19">Boèce, </text:span><text:span text:style-name="T2">De la consolation de la philosophie : III</text:span><text:span text:style-name="T17">, 12</text:span></text:h>
      <text:p text:style-name="P22"><text:span text:style-name="T17">H</text:span><text:span text:style-name="T20">eureux qui a pu </text:span><text:span text:style-name="T17">voir </text:span><text:span text:style-name="T20">la source lumineuse du bien.</text:span><text:span text:style-name="T17"> </text:span><text:span text:style-name="T20">Heureux qui a pu </text:span><text:span text:style-name="T17">dénouer les liens de la terre pesante. Jadis le chantre de Thrace pleura la mort de son épouse ; après avoir contraint par ses mélodies affligées les forêts à se mouvoir, les fleuves rapides à s’arrêter et que la biche eut joint ses membres qui ne craignaient plus le danger à ceux des lions cruels et que le lièvre n’eut plus redouté de voir le chien que le chant a désormais rendu paisible, comme une ardeur trop brûlante consumait le fond de son cœur et que les mélodies qui avaient tout soumis n’apaisaient pas leur maître, se plaignant du monde d’en-haut cruel, il se rendit dans les demeures infernales. Là, adaptant ses chants caressants aux sons de ses cordes, il chante en pleurant tout ce qu’il avait puisé aux sources supérieures de sa mère, une déesse, ce que sa douleur immodérée lui inspirait, ce que lui inspirait son amour redoublant sa douleur ; il émeut le Ténare et demande avec une douce prière leur faveur aux maîtres des ombres. Le triple portier, séduit par son chant inouï, est frappé de stupeur. Les déesses qui tirent vengeance des crimes et qui harcèlent de crainte les criminels, désormais affligées, ruissellent de larmes. La roue rapide ne précipite plus Ixion et Tantal</text:span><text:span text:style-name="T20">e</text:span><text:span text:style-name="T17">, accablé par une longue soif, dédaigne les eaux qui coulent. Pendant que le vautour était rassasié de mélodies, il ne rongea plus le foie de Tityos. Cependant, «  nous sommes vaincus » dit avec compassion le roi des ombres, « nous accordons que ton épouse que tu as gagnée grâce à ton chant <text:s/>accompagne son époux. Mais qu’une loi limite ce don : qu’il ne te soit pas permis de détourner ton regard avant d’avoir quitté le Tartare ». Qui pourrait imposer une loi à des amants ? L’amour est pour lui une loi supérieure. Hélas ! aux limites de la nuit Orphée vit son Eurydice, la perdit définitivement, causa sa perte. Ce récit vous concerne vous tous qui cherchez </text:span><text:span text:style-name="T20">à mener votre esprit vers la lumière du jour supérieure.</text:span><text:span text:style-name="T17"> En effet celui qui vaincu a détourné ses regards vers l’antre de Pluton, perd en voyant les Enfers tout ce qu’il emporte de plus importan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7T14:33:11.900254901</meta:creation-date>
    <dc:date>2020-07-13T13:20:29.343748822</dc:date>
    <meta:editing-duration>PT8H33M43S</meta:editing-duration>
    <meta:editing-cycles>10</meta:editing-cycles>
    <meta:generator>LibreOffice/6.3.5.2$Linux_X86_64 LibreOffice_project/30$Build-2</meta:generator>
    <meta:document-statistic meta:table-count="0" meta:image-count="0" meta:object-count="0" meta:page-count="13" meta:paragraph-count="133" meta:word-count="8037" meta:character-count="46915" meta:non-whitespace-character-count="39001"/>
  </office:meta>
</office:document-meta>
</file>